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fo:color="#0047ff" style:font-name="Cambria" fo:language="en" fo:country="US" fo:font-weight="bold" style:font-weight-asian="bold" style:font-weight-complex="bold"/>
    </style:style>
    <style:style style:name="P3" style:family="paragraph" style:parent-style-name="Text_20_body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waterts</text:p>
          </table:table-cell>
        </table:table-row>
        <table:table-row table:style-name="Таблица1.2">
          <table:table-cell table:style-name="Таблица1.A2" office:value-type="string">
            <text:p text:style-name="P3">Специальная функция, вычисляющая свойства <text:span text:style-name="T1">воды</text:span> по <text:span text:style-name="T1">температуре</text:span> на <text:span text:style-name="T1">линии насыщения</text:span>. Диапазон: давления от 0.09 до 50 МПа и температуры от 10 до 800 °С.</text:p>
            <text:p text:style-name="P3">Запись функции имеет вид:</text:p>
            <text:p text:style-name="P3"><text:span text:style-name="T4">waterts</text:span>(P, flag);</text:p>
            <text:p text:style-name="P3">Например, запись</text:p>
            <text:p text:style-name="P3"><text:span text:style-name="T4">entr</text:span> = <text:span text:style-name="T1">water</text:span><text:span text:style-name="T4">t</text:span><text:span text:style-name="T1">s</text:span>(<text:span text:style-name="T3">250</text:span>, <text:span text:style-name="T3">8</text:span>);</text:p>
            <text:p text:style-name="P3">соответствует вычислению энтропии воды <text:span text:style-name="T4">entr</text:span> (<text:span text:style-name="T1">flag</text:span> равен <text:span text:style-name="T3">8</text:span>) на линии насыщения при температуре 250°С.</text:p>
            <text:p text:style-name="P3">Значения параметра <text:span text:style-name="T1">flag</text:span> могут изменяться от 1 до 12 и соответствовать вычислению следующих термодинамических характеристик <text:span text:style-name="T1">воды</text:span>:</text:p>
            <text:p text:style-name="P3"><text:span text:style-name="T1">1</text:span> – давление;</text:p>
            <text:p text:style-name="P3"><text:span text:style-name="T1">2</text:span> – температура;</text:p>
            <text:p text:style-name="P3"><text:span text:style-name="T1">3</text:span> – энтальпия;</text:p>
            <text:p text:style-name="P3"><text:span text:style-name="T1">4</text:span> – удельный объем;</text:p>
            <text:p text:style-name="P3"><text:span text:style-name="T1">5</text:span> – число Прандтля;</text:p>
            <text:p text:style-name="P3"><text:span text:style-name="T1">6</text:span> – динамическая вязкость;</text:p>
            <text:p text:style-name="P3"><text:span text:style-name="T1">7</text:span> – коэффициент теплопроводности;</text:p>
            <text:p text:style-name="P3"><text:span text:style-name="T1">8</text:span> – энтропия;</text:p>
            <text:p text:style-name="P3"><text:span text:style-name="T1">9</text:span> – удельная теплоёмкость Cp;</text:p>
            <text:p text:style-name="P3"><text:span text:style-name="T1">10</text:span> – удельная теплоёмкость Cv;</text:p>
            <text:p text:style-name="P3"><text:span text:style-name="T1">11</text:span> – производная плотности по энтальпии при постоянном давлении (∂ρ/∂i)<text:span text:style-name="T2">P</text:span>;</text:p>
            <text:p text:style-name="P3"><text:span text:style-name="T1">12</text:span> – производная плотности по давлению при постоянном объёме (∂ρ/∂p)<text:span text:style-name="T2">V</text:span>;</text:p>
            <text:p text:style-name="P3">Входные параметры и возвращаемые значения термодинамических параметров <text:span text:style-name="T1">воды</text:span> представляются в системе СИ (за исключением температуры, которая измеряется в °С)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waterts</dc:title>
    <dc:date>2015-07-27T17:00:14.22</dc:date>
    <meta:generator>OpenOffice/4.1.1$Win32 OpenOffice.org_project/411m6$Build-9775</meta:generator>
    <meta:editing-duration>PT2H59M19S</meta:editing-duration>
    <meta:editing-cycles>76</meta:editing-cycles>
    <meta:document-statistic meta:table-count="1" meta:image-count="0" meta:object-count="0" meta:page-count="1" meta:paragraph-count="21" meta:word-count="144" meta:character-count="978"/>
    <dc:creator>Долгов Андрей</dc:creator>
  </office:meta>
</office:document-meta>
</file>